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contextual-spacing="false"/>
    </style:style>
    <style:style style:name="T1"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flashing-the-bus-blaster-jtag-adapters-cpld-buffer-with-openocd"/>Flashing the Bus Blaster JTAG adapter’s CPLD buffer with OpenOCD</text:h>
      <text:p text:style-name="Text_20_body">Recently an unfortunate incident involving 20V and a slipped probe resulted in a small plume of smoke rising from my Bus Blaster, followed by the smell of burnt electronics. After examining the wreckage, it seemed likely that the CPLD took most, if not all, of the damage. Not wanting to wait another month for Seeed to send a whole new device, I ordered some XC2C32A CPLD’s and replaced the burnt part. This, however, requires that the new part if FLASHed with the appropriate buffer logic. Below I describe how this can be accomplished using OpenOCD.</text:p>
      <text:h text:style-name="Heading_20_2" text:outline-level="2"><text:bookmark text:name="new-approach"/>New Approach</text:h>
      <text:p text:style-name="Text_20_body">With sufficiently recent OpenOCD releases (<text:span text:style-name="Source_20_Text">ae806d8f4</text:span>, included in the 0.8.0 release), this process is much simpler than it used to be as the package now ships with a board file for the Bus Blaster<text:bookmark text:name="fnref1"/><text:a xlink:type="simple" xlink:href="http://bgamari.github.io/posts/2013-07-24-flashing-busblaster-cpld-with-openocd.html#fn1"><text:span text:style-name="T1">1</text:span></text:a>. Simply <text:a xlink:type="simple" xlink:href="https://code.google.com/p/dangerous-prototypes-open-hardware/source/browse/trunk/Bus_Blaster/buffer_logic/">download</text:a> the desired SVF and run,</text:p>
      <text:p text:style-name="P1"><text:span text:style-name="Source_20_Text">$ openocd -f board/dp_busblaster_v3.cfg -c "adapter_khz 1000; init; svf &lt;path_to_svf&gt;; shutdown"</text:span></text:p>
      <text:p text:style-name="Text_20_body">This one-liner is due to <text:span text:style-name="Source_20_Text">PaulFertser</text:span> of <text:span text:style-name="Source_20_Text">#openocd</text:span> on Freenode (a lovely place to be if you have OpenOCD-related questions). Below the old procedure is reproduced for those not fortunate enough to have a recent OpenOCD installation.</text:p>
      <text:h text:style-name="Heading_20_2" text:outline-level="2"><text:bookmark text:name="old-openocd"/>Old OpenOCD</text:h>
      <text:p text:style-name="Text_20_body">The Bus Blaster’s <text:a xlink:type="simple" xlink:href="http://dangerousprototypes.com/docs/Bus_Blaster_buffer_logic">documentation</text:a> provides instructions for reflashing the CPLD with <text:span text:style-name="Source_20_Text">urjag</text:span>. Sadly, urJTAG refused to acknowledge the existence of the device, despite having gone through USB enumeration. Having recalled having similar problems while trying to use urJTAG in the past, I set out to use openocd instead. I was pleasantly surprised by how easy this was.</text:p>
      <text:p text:style-name="Text_20_body">First, we’ll need to define an interface script to configure openocd’s <text:span text:style-name="Source_20_Text">ftdi</text:span> driver to use the second MPSSE channel, to which the CPLD is attached. For this I started with the <text:span text:style-name="Source_20_Text">openocd/tcl/interface/ftdi/dp_busblaster.cfg</text:span> and added the appropriate <text:span text:style-name="Source_20_Text">ftdi_channel</text:span> directive (I intend on proposing this for merge upstream),</text:p>
      <text:p text:style-name="Preformatted_20_Text"><text:span text:style-name="Source_20_Text">interface ftdi</text:span></text:p>
      <text:p text:style-name="Preformatted_20_Text"><text:span text:style-name="Source_20_Text">ftdi_device_desc "Dual RS232-HS"</text:span></text:p>
      <text:p text:style-name="Preformatted_20_Text"><text:span text:style-name="Source_20_Text">ftdi_vid_pid 0x0403 0x6010</text:span></text:p>
      <text:p text:style-name="Preformatted_20_Text"><text:span text:style-name="Source_20_Text">ftdi_channel 1</text:span></text:p>
      <text:p text:style-name="Preformatted_20_Text"/>
      <text:p text:style-name="Preformatted_20_Text"><text:span text:style-name="Source_20_Text">ftdi_layout_init 0x0c08 0x0f1b</text:span></text:p>
      <text:p text:style-name="Preformatted_20_Text"><text:span text:style-name="Source_20_Text">ftdi_layout_signal nTRST -data 0x0100 -noe 0x0400</text:span></text:p>
      <text:p text:style-name="Preformatted_20_Text"><text:span text:style-name="Source_20_Text">ftdi_layout_signal nSRST -data 0x0200 -noe 0x0800</text:span></text:p>
      <text:p text:style-name="Preformatted_20_Text"/>
      <text:p text:style-name="P1"><text:span text:style-name="Source_20_Text">adapter_khz 1000</text:span></text:p>
      <text:p text:style-name="Text_20_body">Starting openocd things don’t look too promising but we persevere nevertheless,</text:p>
      <text:p text:style-name="Preformatted_20_Text"><text:span text:style-name="Source_20_Text">$ openocd -f bb-cpld.cfg</text:span></text:p>
      <text:p text:style-name="Preformatted_20_Text"><text:soft-page-break/><text:span text:style-name="Source_20_Text">Open On-Chip Debugger 0.8.0-dev-00043-gf550277 (2013-06-26-19:43)</text:span></text:p>
      <text:p text:style-name="Preformatted_20_Text"><text:span text:style-name="Source_20_Text">Licensed under GNU GPL v2</text:span></text:p>
      <text:p text:style-name="Preformatted_20_Text"><text:span text:style-name="Source_20_Text">For bug reports, read</text:span></text:p>
      <text:p text:style-name="Preformatted_20_Text"><text:span text:style-name="Source_20_Text"><text:s text:c="8"/>http://openocd.sourceforge.net/doc/doxygen/bugs.html</text:span></text:p>
      <text:p text:style-name="Preformatted_20_Text"><text:span text:style-name="Source_20_Text">Info : only one transport option; autoselect 'jtag'</text:span></text:p>
      <text:p text:style-name="Preformatted_20_Text"><text:span text:style-name="Source_20_Text">adapter speed: 1000 kHz</text:span></text:p>
      <text:p text:style-name="Preformatted_20_Text"><text:span text:style-name="Source_20_Text">Info : clock speed 1000 kHz</text:span></text:p>
      <text:p text:style-name="Preformatted_20_Text"><text:span text:style-name="Source_20_Text">Warn : There are no enabled taps. <text:s/>AUTO PROBING MIGHT NOT WORK!!</text:span></text:p>
      <text:p text:style-name="Preformatted_20_Text"><text:span text:style-name="Source_20_Text">Warn : AUTO auto0.tap - use "jtag newtap auto0 tap -expected-id 0x06e1c093 ..."</text:span></text:p>
      <text:p text:style-name="Preformatted_20_Text"><text:span text:style-name="Source_20_Text">Warn : AUTO auto0.tap - use "... -irlen 2"</text:span></text:p>
      <text:p text:style-name="Preformatted_20_Text"><text:span text:style-name="Source_20_Text">Error: IR capture error at bit 2, saw 0x3FFFFFFFFFFFFF05 not 0x...3</text:span></text:p>
      <text:p text:style-name="Preformatted_20_Text"><text:span text:style-name="Source_20_Text">Warn : Bypassing JTAG setup events due to errors</text:span></text:p>
      <text:p text:style-name="P1"><text:span text:style-name="Source_20_Text">Warn : gdb services need one or more targets defined</text:span></text:p>
      <text:p text:style-name="Text_20_body">Connecting with <text:span text:style-name="Source_20_Text">nc</text:span>, we attempt to run the SVF for the JTAGkey buffer,</text:p>
      <text:p text:style-name="Preformatted_20_Text"><text:span text:style-name="Source_20_Text">$ nc localhost 4444</text:span></text:p>
      <text:p text:style-name="Preformatted_20_Text"><text:span text:style-name="Source_20_Text">Open On-Chip Debugger</text:span></text:p>
      <text:p text:style-name="Preformatted_20_Text"><text:span text:style-name="Source_20_Text">&gt; svf BBv2-JTAGkey-v1.4-verilog.svf.txt</text:span></text:p>
      <text:p text:style-name="Preformatted_20_Text"><text:span text:style-name="Source_20_Text">...</text:span></text:p>
      <text:p text:style-name="Preformatted_20_Text"><text:span text:style-name="Source_20_Text">Time used: 0m0s767ms </text:span></text:p>
      <text:p text:style-name="P1"><text:span text:style-name="Source_20_Text">svf file programmed successfully for 579 commands</text:span></text:p>
      <text:p text:style-name="Text_20_body">Well, that doesn’t look so bad and indeed attempting to debug a target works as expecte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09:13:33.491232425</meta:creation-date>
    <dc:date>2015-01-07T09:14:32.372398949</dc:date>
    <meta:editing-duration>P0D</meta:editing-duration>
    <meta:editing-cycles>1</meta:editing-cycles>
    <meta:document-statistic meta:table-count="0" meta:image-count="0" meta:object-count="0" meta:page-count="2" meta:paragraph-count="40" meta:word-count="490" meta:character-count="3152" meta:non-whitespace-character-count="2691"/>
    <meta:generator>LibreOffice/4.2.7.2$Linux_X86_64 LibreOffice_project/420m0$Build-2</meta:generator>
  </office:meta>
</office:document-meta>
</file>